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line draw:style-name="gr1" draw:layer="layout" svg:x1="1.286cm" svg:y1="0.286cm" svg:x2="0.786cm" svg:y2="0.786cm">
            <text:p/>
          </draw:line>
          <draw:line draw:style-name="gr1" draw:layer="layout" svg:x1="0.643cm" svg:y1="0.429cm" svg:x2="0.071cm" svg:y2="1cm">
            <text:p/>
          </draw:line>
          <draw:polyline draw:style-name="gr1" draw:layer="layout" svg:width="0.357cm" svg:height="0.357cm" svg:x="0.786cm" svg:y="0.429cm" svg:viewBox="0 0 358 358" draw:points="0,0 0,358 358,358">
            <text:p/>
          </draw:polyline>
          <draw:polyline draw:style-name="gr1" draw:layer="layout" svg:width="0.357cm" svg:height="0.357cm" svg:x="0.286cm" svg:y="0.429cm" svg:viewBox="0 0 358 358" draw:points="0,0 358,0 358,358">
            <text:p/>
          </draw:polyline>
          <draw:frame draw:style-name="gr2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transform</dc:title>
    <meta:creation-date>2011-02-07T16:55:4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